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8:47:50.124105173</meta:creation-date>
    <dc:date>2023-05-17T18:48:13.069664004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3.7.2$Linux_X86_64 LibreOffice_project/30$Build-2</meta:generator>
  </office:meta>
</office:document-meta>
</file>